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1516in"/>
    </style:style>
    <style:style style:name="co3" style:family="table-column">
      <style:table-column-properties fo:break-before="auto" style:column-width="5.3929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ttp Metho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plementation Status</text:p>
          </table:table-cell>
          <table:table-cell office:value-type="string" calcext:value-type="string">
            <text:p>DetailsMock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gpu_manufacturer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gpus for manufacturers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github.com/thebravoman/software_engineering_2016/blob/master/node-react-second-term-projects/A_03_Bojidar_Stanoev_11_Ivan_Milev.html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manufacturers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manufacturers</text:p>
          </table:table-cell>
          <table:table-cell office:value-type="string" calcext:value-type="string">
            <text:p>200, 500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ListMock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manufacturer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attribute</text:p>
          </table:table-cell>
          <table:table-cell office:value-type="string" calcext:value-type="string">
            <text:p>200, 400, 404, 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github.com/thebravoman/software_engineering_2016/blob/master/node-react-second-term-projects/A_03_11_list.html" xlink:type="simple">https://github.com/thebravoman/software_engineering_2016/blob/master/node-react-second-term-projects/A_03_11_list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manufacturer/:v_ram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gpu by <text:s/>v_ram</text:p>
          </table:table-cell>
          <table:table-cell office:value-type="string" calcext:value-type="string">
            <text:p>200, 404, 500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Pay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gpu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Payload of created gpu</text:p>
          </table:table-cell>
          <table:table-cell office:value-type="string" calcext:value-type="string">
            <text:p>201, 400, 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github.com/thebravoman/software_engineering_2016/blob/master/node-react-second-term-projects/A_03_Bojidar_Stanoev.json" xlink:type="simple">https://github.com/thebravoman/software_engineering_2016/blob/master/node-react-second-term-projects/A_03_Bojidar_Stanoev.json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gpu/model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gpu with attribute</text:p>
          </table:table-cell>
          <table:table-cell office:value-type="string" calcext:value-type="string">
            <text:p>200,400, 5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gpu/:attribu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4, 5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gpu/:manufacture/?page=n&amp;size=1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gpu</text:p>
          </table:table-cell>
          <table:table-cell office:value-type="string" calcext:value-type="string">
            <text:p>200, 4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1">
          <table:table-cell table:style-name="Default" table:number-columns-repeated="5"/>
          <table:table-cell table:style-name="ce2"/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8:33:04.005330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09:46.499054486</meta:creation-date>
    <dc:date>2017-03-09T18:59:09.352037915</dc:date>
    <meta:editing-duration>PT2M34S</meta:editing-duration>
    <meta:editing-cycles>8</meta:editing-cycles>
    <meta:generator>LibreOffice/4.2.8.2$Linux_X86_64 LibreOffice_project/420m0$Build-2</meta:generator>
    <meta:document-statistic meta:table-count="2" meta:cell-count="61" meta:object-count="0"/>
  </office:meta>
</office:document-meta>
</file>